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number-columns-repeated="1021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Value</text:p>
          </table:table-cell>
          <table:table-cell table:style-name="ce6" table:number-columns-repeated="1020"/>
          <table:table-cell table:style-name="ce8"/>
        </table:table-row>
        <table:table-row table:style-name="ro1">
          <table:table-cell office:value-type="string">
            <text:p>Diamond</text:p>
          </table:table-cell>
          <table:table-cell office:value-type="string">
            <text:p>Ge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earl</text:p>
          </table:table-cell>
          <table:table-cell office:value-type="string">
            <text:p>Gem</text:p>
          </table:table-cell>
          <table:table-cell table:style-name="ce5" office:value-type="float" office:value="1.8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Moonstone</text:p>
          </table:table-cell>
          <table:table-cell office:value-type="string">
            <text:p>Gem</text:p>
          </table:table-cell>
          <table:table-cell office:value-type="float" office:value="1.4">
            <text:p>1,4</text:p>
          </table:table-cell>
          <table:table-cell table:number-columns-repeated="1021"/>
        </table:table-row>
        <table:table-row table:style-name="ro1">
          <table:table-cell office:value-type="string">
            <text:p>Fire Opal</text:p>
          </table:table-cell>
          <table:table-cell office:value-type="string">
            <text:p>Gem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 office:value-type="string">
            <text:p>Bloodstone</text:p>
          </table:table-cell>
          <table:table-cell office:value-type="string">
            <text:p>Ge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uby</text:p>
          </table:table-cell>
          <table:table-cell office:value-type="string">
            <text:p>Ge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urquoise</text:p>
          </table:table-cell>
          <table:table-cell office:value-type="string">
            <text:p>Gem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Amber</text:p>
          </table:table-cell>
          <table:table-cell office:value-type="string">
            <text:p>Gem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Jade</text:p>
          </table:table-cell>
          <table:table-cell office:value-type="string">
            <text:p>Gem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Sapphire</text:p>
          </table:table-cell>
          <table:table-cell office:value-type="string">
            <text:p>Gem</text:p>
          </table:table-cell>
          <table:table-cell office:value-type="float" office:value="0.7">
            <text:p>0,7</text:p>
          </table:table-cell>
          <table:table-cell table:number-columns-repeated="1021"/>
        </table:table-row>
        <table:table-row table:style-name="ro1">
          <table:table-cell office:value-type="string">
            <text:p>Quartz</text:p>
          </table:table-cell>
          <table:table-cell office:value-type="string">
            <text:p>Gem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Lapis Lazuli</text:p>
          </table:table-cell>
          <table:table-cell office:value-type="string">
            <text:p>Gem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Emerald</text:p>
          </table:table-cell>
          <table:table-cell office:value-type="string">
            <text:p>Gem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Onyx</text:p>
          </table:table-cell>
          <table:table-cell office:value-type="string">
            <text:p>Gem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Garnets</text:p>
          </table:table-cell>
          <table:table-cell office:value-type="string">
            <text:p>Gem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Amethyst</text:p>
          </table:table-cell>
          <table:table-cell office:value-type="string">
            <text:p>Gem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Opal</text:p>
          </table:table-cell>
          <table:table-cell office:value-type="string">
            <text:p>Gem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Topaz</text:p>
          </table:table-cell>
          <table:table-cell office:value-type="string">
            <text:p>Gem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Aquamarine</text:p>
          </table:table-cell>
          <table:table-cell office:value-type="string">
            <text:p>Gem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Ametrine</text:p>
          </table:table-cell>
          <table:table-cell office:value-type="string">
            <text:p>Gem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Zircon</text:p>
          </table:table-cell>
          <table:table-cell office:value-type="string">
            <text:p>Gem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Spinel</text:p>
          </table:table-cell>
          <table:table-cell office:value-type="string">
            <text:p>Gem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Citrine</text:p>
          </table:table-cell>
          <table:table-cell office:value-type="string">
            <text:p>Gem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Agate</text:p>
          </table:table-cell>
          <table:table-cell office:value-type="string">
            <text:p>Gem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number-columns-repeated="1021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Value</text:p>
          </table:table-cell>
          <table:table-cell table:style-name="ce6" table:number-columns-repeated="1020"/>
          <table:table-cell table:style-name="ce8"/>
        </table:table-row>
        <table:table-row table:style-name="ro1">
          <table:table-cell office:value-type="string">
            <text:p>Diamond</text:p>
          </table:table-cell>
          <table:table-cell office:value-type="string">
            <text:p>Her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earl</text:p>
          </table:table-cell>
          <table:table-cell office:value-type="string">
            <text:p>Herb</text:p>
          </table:table-cell>
          <table:table-cell table:style-name="ce5" office:value-type="float" office:value="1.8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Moonstone</text:p>
          </table:table-cell>
          <table:table-cell office:value-type="string">
            <text:p>Herb</text:p>
          </table:table-cell>
          <table:table-cell office:value-type="float" office:value="1.4">
            <text:p>1,4</text:p>
          </table:table-cell>
          <table:table-cell table:number-columns-repeated="1021"/>
        </table:table-row>
        <table:table-row table:style-name="ro1">
          <table:table-cell office:value-type="string">
            <text:p>Fire Opal</text:p>
          </table:table-cell>
          <table:table-cell office:value-type="string">
            <text:p>Herb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 office:value-type="string">
            <text:p>Bloodstone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uby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urquoise</text:p>
          </table:table-cell>
          <table:table-cell office:value-type="string">
            <text:p>Herb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Amber</text:p>
          </table:table-cell>
          <table:table-cell office:value-type="string">
            <text:p>Herb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Jade</text:p>
          </table:table-cell>
          <table:table-cell office:value-type="string">
            <text:p>Herb</text:p>
          </table:table-cell>
          <table:table-cell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office:value-type="string">
            <text:p>Sapphire</text:p>
          </table:table-cell>
          <table:table-cell office:value-type="string">
            <text:p>Herb</text:p>
          </table:table-cell>
          <table:table-cell office:value-type="float" office:value="0.7">
            <text:p>0,7</text:p>
          </table:table-cell>
          <table:table-cell table:number-columns-repeated="1021"/>
        </table:table-row>
        <table:table-row table:style-name="ro1">
          <table:table-cell office:value-type="string">
            <text:p>Quartz</text:p>
          </table:table-cell>
          <table:table-cell office:value-type="string">
            <text:p>Herb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Lapis Lazuli</text:p>
          </table:table-cell>
          <table:table-cell office:value-type="string">
            <text:p>Herb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Emerald</text:p>
          </table:table-cell>
          <table:table-cell office:value-type="string">
            <text:p>Herb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Onyx</text:p>
          </table:table-cell>
          <table:table-cell office:value-type="string">
            <text:p>Herb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Garnets</text:p>
          </table:table-cell>
          <table:table-cell office:value-type="string">
            <text:p>Herb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Amethyst</text:p>
          </table:table-cell>
          <table:table-cell office:value-type="string">
            <text:p>Herb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Opal</text:p>
          </table:table-cell>
          <table:table-cell office:value-type="string">
            <text:p>Herb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office:value-type="string">
            <text:p>Topaz</text:p>
          </table:table-cell>
          <table:table-cell office:value-type="string">
            <text:p>Herb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Aquamarine</text:p>
          </table:table-cell>
          <table:table-cell office:value-type="string">
            <text:p>Herb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Ametrine</text:p>
          </table:table-cell>
          <table:table-cell office:value-type="string">
            <text:p>Herb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Zircon</text:p>
          </table:table-cell>
          <table:table-cell office:value-type="string">
            <text:p>Herb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Spinel</text:p>
          </table:table-cell>
          <table:table-cell office:value-type="string">
            <text:p>Herb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1">
          <table:table-cell office:value-type="string">
            <text:p>Citrine</text:p>
          </table:table-cell>
          <table:table-cell office:value-type="string">
            <text:p>Herb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Agate</text:p>
          </table:table-cell>
          <table:table-cell office:value-type="string">
            <text:p>Herb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Gems.A1:Gems.AMJ6553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/06/2010</text:date>, <text:time>18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6-17T18:35:47</dc:date>
    <dc:creator>Nicolas Casalini</dc:creator>
    <meta:editing-duration>PT00H23M32S</meta:editing-duration>
    <meta:editing-cycles>3</meta:editing-cycles>
    <meta:generator>OpenOffice.org/3.0$Linux OpenOffice.org_project/300m9$Build-9358</meta:generator>
    <meta:document-statistic meta:table-count="3" meta:cell-count="150" meta:object-count="0"/>
  </office:meta>
</office:document-meta>
</file>